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Bold" svg:font-family="Menlo-Bold"/>
    <style:font-face style:name="OpenSymbol" svg:font-family="OpenSymbol"/>
    <style:font-face style:name="Meslo LG L" svg:font-family="'Meslo LG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eslo LG 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style:font-name="Meslo LG 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Meslo LG 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style:font-name="Meslo LG 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– Documentation:</text:p>
      <text:p text:style-name="P1"/>
      <text:list xml:id="list3925385878745812265" text:style-name="L1">
        <text:list-item>
          <text:p text:style-name="P2">Hardware:</text:p>
          <text:list>
            <text:list-item>
              <text:p text:style-name="P4">MacBook Pro 2015</text:p>
            </text:list-item>
            <text:list-item>
              <text:p text:style-name="P4">2,7 GHz Intel Core i5</text:p>
            </text:list-item>
            <text:list-item>
              <text:p text:style-name="P4">8 GB 1867MHz DDR3 RAM</text:p>
            </text:list-item>
          </text:list>
        </text:list-item>
      </text:list>
      <text:p text:style-name="P1"/>
      <text:list xml:id="list1465769719" text:continue-numbering="true" text:style-name="L1">
        <text:list-item>
          <text:p text:style-name="P2">Data size:</text:p>
          <text:list>
            <text:list-item>
              <text:p text:style-name="P4">100 by 100 matrixes for both sum and multiplication for each method</text:p>
            </text:list-item>
          </text:list>
        </text:list-item>
      </text:list>
      <text:p text:style-name="P3"/>
      <text:list xml:id="list1306714126" text:continue-numbering="true" text:style-name="L1">
        <text:list-item>
          <text:p text:style-name="P2">Tests:</text:p>
          <text:list>
            <text:list-item>
              <text:p text:style-name="P2"><text:span text:style-name="T1">for the thread pools I used different number of threads, from 50 to 400 (with step 50)</text:span></text:p>
            </text:list-item>
          </text:list>
        </text:list-item>
      </text:list>
      <text:p text:style-name="P1"><text:span text:style-name="T1"/></text:p>
      <text:list xml:id="list1676503090" text:continue-numbering="true" text:style-name="L1">
        <text:list-item>
          <text:p text:style-name="P2">Time:</text:p>
          <text:list>
            <text:list-item>
              <text:p text:style-name="P4">Sum – thread pool:</text:p>
              <text:list>
                <text:list-item>
                  <text:p text:style-name="P4">5 milliseconds to execute using 50 threads.</text:p>
                </text:list-item>
                <text:list-item>
                  <text:p text:style-name="P4">5 milliseconds to execute using 100 threads.</text:p>
                </text:list-item>
                <text:list-item>
                  <text:p text:style-name="P4">2 milliseconds to execute using 150 threads.</text:p>
                </text:list-item>
                <text:list-item>
                  <text:p text:style-name="P4">6 milliseconds to execute using 200 threads.</text:p>
                </text:list-item>
                <text:list-item>
                  <text:p text:style-name="P4">4 milliseconds to execute using 250 threads.</text:p>
                </text:list-item>
                <text:list-item>
                  <text:p text:style-name="P4">1 milliseconds to execute using 300 threads.</text:p>
                </text:list-item>
                <text:list-item>
                  <text:p text:style-name="P4">5 milliseconds to execute using 350 threads.</text:p>
                </text:list-item>
                <text:list-item>
                  <text:p text:style-name="P4">1 milliseconds to execute using 400 threads.</text:p>
                </text:list-item>
              </text:list>
            </text:list-item>
            <text:list-item>
              <text:p text:style-name="P4">Multiplication – thread pool:</text:p>
              <text:list>
                <text:list-item>
                  <text:p text:style-name="P4">45 milliseconds to execute using 50 threads.</text:p>
                </text:list-item>
                <text:list-item>
                  <text:p text:style-name="P4">8 milliseconds to execute using 100 threads.</text:p>
                </text:list-item>
                <text:list-item>
                  <text:p text:style-name="P4">6 milliseconds to execute using 150 threads.</text:p>
                </text:list-item>
                <text:list-item>
                  <text:p text:style-name="P4">5 milliseconds to execute using 200 threads.</text:p>
                </text:list-item>
                <text:list-item>
                  <text:p text:style-name="P4">3 milliseconds to execute using 250 threads.</text:p>
                </text:list-item>
                <text:list-item>
                  <text:p text:style-name="P4">3 milliseconds to execute using 300 threads.</text:p>
                </text:list-item>
                <text:list-item>
                  <text:p text:style-name="P4">5 milliseconds to execute using 350 threads.</text:p>
                </text:list-item>
                <text:list-item>
                  <text:p text:style-name="P4">2 milliseconds to execute using 400 threads.</text:p>
                </text:list-item>
              </text:list>
            </text:list-item>
            <text:list-item>
              <text:p text:style-name="P4">Sum – async:</text:p>
              <text:list>
                <text:list-item>
                  <text:p text:style-name="P4">584 milliseconds to execute in Java</text:p>
                </text:list-item>
                <text:list-item>
                  <text:p text:style-name="P4">217 milliseconds to execute in C++</text:p>
                </text:list-item>
              </text:list>
            </text:list-item>
            <text:list-item>
              <text:p text:style-name="P4">Prod – async:</text:p>
              <text:list>
                <text:list-item>
                  <text:p text:style-name="P4">912 milliseconds to execute in Java</text:p>
                </text:list-item>
                <text:list-item>
                  <text:p text:style-name="P4">533 milliseconds to execute in C++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Bold" svg:font-family="Menlo-Bold"/>
    <style:font-face style:name="OpenSymbol" svg:font-family="OpenSymbol"/>
    <style:font-face style:name="Meslo LG L" svg:font-family="'Meslo LG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9:12:14</meta:creation-date>
    <meta:editing-cycles>1</meta:editing-cycles>
    <meta:editing-duration>PT10M32S</meta:editing-duration>
    <meta:document-statistic meta:table-count="0" meta:image-count="0" meta:object-count="0" meta:page-count="1" meta:paragraph-count="34" meta:word-count="234" meta:character-count="1209"/>
    <dc:date>2017-10-30T09:22:45</dc:date>
    <meta:generator>OpenOffice/4.1.4$Unix OpenOffice.org_project/414m5$Build-9788</meta:generator>
  </office:meta>
</office:document-meta>
</file>